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right" draw:textarea-vertical-align="bottom"/>
    </style:style>
    <style:style style:name="gr2" style:family="graphic" style:parent-style-name="standard">
      <style:graphic-properties draw:textarea-horizontal-align="center" draw:textarea-vertical-align="middle" draw:shadow="visible" draw:shadow-offset-x="0.305cm" draw:shadow-offset-y="0.305cm"/>
    </style:style>
    <style:style style:name="gr3" style:family="graphic" style:parent-style-name="standard">
      <style:graphic-properties draw:fill-color="#ff0000" draw:textarea-horizontal-align="center" draw:textarea-vertical-align="middle" draw:shadow="visible" draw:shadow-offset-x="0.305cm" draw:shadow-offset-y="0.30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fill-color="#ff0000" draw:textarea-horizontal-align="center" draw:textarea-vertical-align="middle"/>
    </style:style>
    <style:style style:name="gr7" style:family="graphic" style:parent-style-name="standard">
      <style:graphic-properties draw:fill-color="#e6e64c" draw:textarea-horizontal-align="center" draw:textarea-vertical-align="middle" draw:shadow="visible" draw:shadow-offset-x="0.305cm" draw:shadow-offset-y="0.30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4.017cm" draw:shadow="hidden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e6e6ff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center" draw:textarea-vertical-align="middle" draw:shadow="visible" draw:shadow-offset-x="0.152cm" draw:shadow-offset-y="0.152cm"/>
    </style:style>
    <style:style style:name="gr17" style:family="graphic" style:parent-style-name="standard">
      <style:graphic-properties draw:fill-color="#ff0000" draw:textarea-horizontal-align="center" draw:textarea-vertical-align="middle" draw:shadow="visible" draw:shadow-offset-x="0.152cm" draw:shadow-offset-y="0.152cm"/>
    </style:style>
    <style:style style:name="gr18" style:family="graphic" style:parent-style-name="standard">
      <style:graphic-properties draw:fill-color="#ffff99" draw:textarea-horizontal-align="center" draw:textarea-vertical-align="middle" draw:shadow="visible" draw:shadow-offset-x="0.152cm" draw:shadow-offset-y="0.15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/>
    </style:style>
    <style:style style:name="T5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2.7cm" svg:height="12.7cm" svg:x="0.235cm" svg:y="3.38cm">
          <text:p text:style-name="P1"><text:span text:style-name="T1">ToolBus</text:span></text:p>
        </draw:rect>
        <draw:rect draw:style-name="gr2" draw:text-style-name="P4" draw:id="id9" draw:layer="layout" svg:width="2.54cm" svg:height="1.27cm" svg:x="2.14cm" svg:y="1.263cm">
          <text:p text:style-name="P3"><text:span text:style-name="T2">Backend tools</text:span></text:p>
        </draw:rect>
        <draw:circle draw:style-name="gr3" draw:text-style-name="P4" draw:id="id4" draw:layer="layout" svg:width="1.27cm" svg:height="1.27cm" svg:x="2.775cm" svg:y="4.015cm">
          <text:p text:style-name="P3"><text:span text:style-name="T2">idefs</text:span></text:p>
        </draw:circle>
        <draw:rect draw:style-name="gr4" draw:text-style-name="P4" draw:id="id10" draw:layer="layout" svg:width="2.54cm" svg:height="1.27cm" svg:x="8.49cm" svg:y="1.263cm">
          <text:p text:style-name="P3"><text:span text:style-name="T2">module-</text:span></text:p>
          <text:p text:style-name="P3"><text:span text:style-name="T2">manager</text:span></text:p>
        </draw:rect>
        <draw:ellipse draw:style-name="gr5" draw:text-style-name="P4" draw:id="id3" draw:layer="layout" svg:width="5.08cm" svg:height="2.54cm" svg:x="0.87cm" svg:y="6.555cm">
          <text:p text:style-name="P3"><text:span text:style-name="T2">utils</text:span></text:p>
        </draw:ellipse>
        <draw:circle draw:style-name="gr3" draw:text-style-name="P4" draw:id="id1" draw:layer="layout" svg:width="1.27cm" svg:height="1.27cm" svg:x="2.775cm" svg:y="14.175cm">
          <text:p text:style-name="P3"><text:span text:style-name="T2">gui-</text:span></text:p>
          <text:p text:style-name="P3"><text:span text:style-name="T2">idefs</text:span></text:p>
        </draw:circle>
        <draw:circle draw:style-name="gr6" draw:text-style-name="P4" draw:id="id5" draw:layer="layout" svg:width="1.27cm" svg:height="1.27cm" svg:x="9.125cm" svg:y="4.015cm">
          <text:p text:style-name="P3"><text:span text:style-name="T2">mm-</text:span></text:p>
          <text:p text:style-name="P3"><text:span text:style-name="T2">idef</text:span></text:p>
        </draw:circle>
        <draw:ellipse draw:style-name="gr7" draw:text-style-name="P4" draw:id="id7" draw:layer="layout" svg:width="1.905cm" svg:height="0.953cm" svg:x="1.081cm" svg:y="7.507cm">
          <text:p text:style-name="P3"><text:span text:style-name="T2">gui-utils</text:span></text:p>
        </draw:ellipse>
        <draw:ellipse draw:style-name="gr5" draw:text-style-name="P4" draw:id="id2" draw:layer="layout" svg:width="5.08cm" svg:height="2.54cm" svg:x="0.87cm" svg:y="10.365cm">
          <text:p text:style-name="P3"><text:span text:style-name="T2">actions</text:span></text:p>
        </draw:ellipse>
        <draw:ellipse draw:style-name="gr5" draw:text-style-name="P4" draw:id="id6" draw:layer="layout" svg:width="5.08cm" svg:height="2.54cm" svg:x="7.22cm" svg:y="10.365cm">
          <text:p text:style-name="P3"><text:span text:style-name="T2">listeners</text:span></text:p>
        </draw:ellipse>
        <draw:rect draw:style-name="gr2" draw:text-style-name="P4" draw:id="id8" draw:layer="layout" svg:width="2.54cm" svg:height="1.27cm" svg:x="2.14cm" svg:y="16.715cm">
          <text:p text:style-name="P3"><text:span text:style-name="T2">GUI tools</text:span></text:p>
        </draw:rect>
        <draw:connector draw:style-name="gr8" draw:text-style-name="P5" draw:layer="layout" draw:type="line" svg:x1="3.41cm" svg:y1="14.175cm" svg:x2="3.41cm" svg:y2="12.905cm" draw:start-shape="id1" draw:start-glue-point="0" draw:end-shape="id2" draw:end-glue-point="2">
          <text:p text:style-name="P3"><text:span text:style-name="T3"/></text:p>
          <text:p text:style-name="P3"><text:span text:style-name="T3"><text:s text:c="36"/></text:span><text:span text:style-name="T3">dynamic calls / msgs</text:span></text:p>
        </draw:connector>
        <draw:connector draw:style-name="gr8" draw:text-style-name="P3" draw:layer="layout" draw:type="line" svg:x1="3.41cm" svg:y1="10.365cm" svg:x2="3.41cm" svg:y2="9.095cm" draw:start-shape="id2" draw:start-glue-point="0" draw:end-shape="id3" draw:end-glue-point="2">
          <text:p text:style-name="P3"><text:span text:style-name="T3"/></text:p>
          <text:p text:style-name="P3"><text:span text:style-name="T3"><text:s text:c="10"/></text:span><text:span text:style-name="T3">calls</text:span></text:p>
        </draw:connector>
        <draw:connector draw:style-name="gr8" draw:text-style-name="P5" draw:layer="layout" draw:type="line" svg:x1="3.41cm" svg:y1="6.555cm" svg:x2="3.41cm" svg:y2="5.285cm" draw:start-shape="id3" draw:start-glue-point="0" draw:end-shape="id4" draw:end-glue-point="2">
          <text:p text:style-name="P3"><text:span text:style-name="T3"><text:s text:c="10"/></text:span><text:span text:style-name="T3">msgs</text:span></text:p>
        </draw:connector>
        <draw:connector draw:style-name="gr8" draw:text-style-name="P5" draw:layer="layout" draw:type="line" svg:x1="9.76cm" svg:y1="5.285cm" svg:x2="9.76cm" svg:y2="10.365cm" draw:start-shape="id5" draw:start-glue-point="2" draw:end-shape="id6" draw:end-glue-point="0">
          <text:p text:style-name="P3"><text:span text:style-name="T3"><text:s text:c="10"/></text:span><text:span text:style-name="T3">notes</text:span></text:p>
        </draw:connector>
        <draw:connector draw:style-name="gr8" draw:text-style-name="P5" draw:layer="layout" draw:type="line" svg:x1="3.41cm" svg:y1="6.555cm" svg:x2="9.125cm" svg:y2="4.65cm" draw:start-shape="id3" draw:start-glue-point="0" draw:end-shape="id5" draw:end-glue-point="3">
          <text:p text:style-name="P3"><text:span text:style-name="T3"><text:s text:c="18"/></text:span></text:p>
          <text:p text:style-name="P3"><text:span text:style-name="T3"><text:s text:c="9"/></text:span><text:span text:style-name="T3">msgs</text:span></text:p>
        </draw:connector>
        <draw:connector draw:style-name="gr8" draw:text-style-name="P5" draw:layer="layout" draw:type="lines" draw:line-skew="-0.135cm -1.829cm" svg:x1="1.081cm" svg:y1="7.983cm" svg:x2="2.775cm" svg:y2="14.81cm" draw:start-shape="id7" draw:start-glue-point="3" draw:end-shape="id1" draw:end-glue-point="3">
          <text:p text:style-name="P3"><text:span text:style-name="T3">msgs <text:s text:c="12"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8" draw:text-style-name="P5" draw:layer="layout" draw:type="line" svg:x1="3.41cm" svg:y1="16.715cm" svg:x2="3.41cm" svg:y2="15.445cm" draw:start-shape="id8" draw:start-glue-point="0" draw:end-shape="id1" draw:end-glue-point="2">
          <text:p text:style-name="P3"><text:span text:style-name="T3"/></text:p>
          <text:p text:style-name="P3"><text:span text:style-name="T3"><text:s text:c="12"/></text:span><text:span text:style-name="T3">events</text:span></text:p>
        </draw:connector>
        <draw:connector draw:style-name="gr8" draw:text-style-name="P3" draw:layer="layout" draw:type="line" svg:x1="3.41cm" svg:y1="4.015cm" svg:x2="3.41cm" svg:y2="2.533cm" draw:start-shape="id4" draw:start-glue-point="0" draw:end-shape="id9">
          <text:p text:style-name="P3"><text:span text:style-name="T3"/></text:p>
          <text:p text:style-name="P3"><text:span text:style-name="T3"/></text:p>
          <text:p text:style-name="P3"><text:span text:style-name="T3"><text:s text:c="11"/></text:span><text:span text:style-name="T3">evals</text:span></text:p>
        </draw:connector>
        <draw:connector draw:style-name="gr8" draw:text-style-name="P5" draw:layer="layout" draw:type="line" svg:x1="9.76cm" svg:y1="4.015cm" svg:x2="9.76cm" svg:y2="2.533cm" draw:start-shape="id5" draw:start-glue-point="0" draw:end-shape="id10" draw:end-glue-point="2">
          <text:p text:style-name="P3"><text:span text:style-name="T3"/></text:p>
          <text:p text:style-name="P3"><text:span text:style-name="T3"/></text:p>
          <text:p text:style-name="P3"><text:span text:style-name="T3"><text:s text:c="11"/></text:span><text:span text:style-name="T3">evals</text:span></text:p>
        </draw:connector>
        <draw:connector draw:style-name="gr8" draw:text-style-name="P3" draw:layer="layout" draw:type="line" svg:x1="7.22cm" svg:y1="11.635cm" svg:x2="3.41cm" svg:y2="9.095cm" draw:start-shape="id6" draw:start-glue-point="3" draw:end-shape="id3" draw:end-glue-point="2">
          <text:p text:style-name="P3"><text:span text:style-name="T3"><text:s text:c="4"/></text:span><text:span text:style-name="T3">calls</text:span></text:p>
          <text:p text:style-name="P3"><text:span text:style-name="T3"/></text:p>
          <text:p text:style-name="P3"><text:span text:style-name="T3"/></text:p>
        </draw:connector>
        <draw:path draw:style-name="gr9" draw:text-style-name="P6" draw:layer="layout" svg:width="0.882cm" svg:height="1.012cm" draw:transform="rotate (1.42890105860749) translate (5.86694851371441cm 8.19436782233007cm)" svg:viewBox="0 0 883 1013" svg:d="m169 13993c-360 479-95 1010 325 950s572-650 93-1009">
          <text:p text:style-name="P7"/>
        </draw:path>
        <draw:frame draw:style-name="gr10" draw:layer="layout" svg:width="0.502cm" svg:height="1.187cm" svg:x="6.256cm" svg:y="7.419cm">
          <draw:text-box>
            <text:p text:style-name="P7"/>
          </draw:text-box>
        </draw:frame>
        <draw:frame draw:style-name="gr11" draw:text-style-name="P8" draw:layer="layout" svg:width="1.217cm" svg:height="0.645cm" svg:x="6.796cm" svg:y="7.391cm">
          <draw:text-box>
            <text:p text:style-name="P7"><text:span text:style-name="T3">calls</text:span></text:p>
          </draw:text-box>
        </draw:frame>
        <draw:g>
          <draw:frame draw:style-name="gr12" draw:text-style-name="P9" draw:layer="layout" svg:width="13.388cm" svg:height="4.585cm" svg:x="1.158cm" svg:y="18.587cm">
            <draw:text-box>
              <text:p text:style-name="P7"><text:span text:style-name="T4">Key</text:span><text:span text:style-name="T5"> <text:s text:c="15"/>= tool <text:s text:c="40"/>= group of tools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interface process <text:s text:c="18"/></text:span><text:span text:style-name="T5">= group of interface processes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group of processes <text:s text:c="15"/></text:span><text:span text:style-name="T5">= interacts with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ToolBus</text:span></text:p>
              <text:p text:style-name="P7"><text:span text:style-name="T5"/></text:p>
            </draw:text-box>
          </draw:frame>
          <draw:g>
            <draw:rect draw:style-name="gr13" draw:text-style-name="P10" draw:layer="layout" svg:width="0.556cm" svg:height="0.544cm" svg:x="2.323cm" svg:y="18.673cm">
              <text:p text:style-name="P7"/>
            </draw:rect>
            <draw:rect draw:style-name="gr14" draw:text-style-name="P10" draw:layer="layout" svg:width="1.282cm" svg:height="0.459cm" svg:x="1.997cm" svg:y="22.254cm">
              <text:p text:style-name="P7"/>
            </draw:rect>
            <draw:line draw:style-name="gr15" draw:text-style-name="P10" draw:layer="layout" svg:x1="7.388cm" svg:y1="21.36cm" svg:x2="8.296cm" svg:y2="21.36cm">
              <text:p text:style-name="P7"/>
            </draw:line>
            <draw:rect draw:style-name="gr16" draw:text-style-name="P10" draw:layer="layout" svg:width="0.543cm" svg:height="0.544cm" svg:x="7.415cm" svg:y="18.694cm">
              <text:p text:style-name="P7"/>
            </draw:rect>
            <draw:circle draw:style-name="gr17" draw:text-style-name="P4" draw:layer="layout" svg:width="0.764cm" svg:height="0.764cm" svg:x="7.32cm" svg:y="19.779cm">
              <text:p text:style-name="P7"/>
            </draw:circle>
            <draw:ellipse draw:style-name="gr18" draw:text-style-name="P4" draw:layer="layout" svg:width="1.399cm" svg:height="0.7cm" svg:x="1.946cm" svg:y="20.966cm">
              <text:p text:style-name="P7"/>
            </draw:ellipse>
            <draw:circle draw:style-name="gr6" draw:text-style-name="P4" draw:layer="layout" svg:width="0.764cm" svg:height="0.764cm" svg:x="2.27cm" svg:y="19.696cm">
              <text:p text:style-name="P7"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5-07T15:17:05</meta:creation-date>
    <dc:date>2008-05-09T11:25:13</dc:date>
    <meta:editing-cycles>2</meta:editing-cycles>
    <meta:editing-duration>PT2H57M43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